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76b5" officeooo:paragraph-rsid="001f76b5"/>
    </style:style>
    <style:style style:name="P2" style:family="paragraph" style:parent-style-name="Preformatted_20_Text">
      <style:paragraph-properties fo:text-align="center" style:justify-single-word="false"/>
      <style:text-properties officeooo:rsid="001f76b5" officeooo:paragraph-rsid="001f76b5"/>
    </style:style>
    <style:style style:name="P3" style:family="paragraph" style:parent-style-name="Preformatted_20_Text">
      <style:text-properties officeooo:rsid="0021c62b" officeooo:paragraph-rsid="0021c62b"/>
    </style:style>
    <style:style style:name="P4" style:family="paragraph" style:parent-style-name="Preformatted_20_Text">
      <style:text-properties officeooo:rsid="0021c62b" officeooo:paragraph-rsid="00228868"/>
    </style:style>
    <style:style style:name="P5" style:family="paragraph" style:parent-style-name="Preformatted_20_Text">
      <style:text-properties officeooo:rsid="0021c62b" officeooo:paragraph-rsid="00234681"/>
    </style:style>
    <style:style style:name="P6" style:family="paragraph" style:parent-style-name="Preformatted_20_Text">
      <style:text-properties officeooo:rsid="00228868" officeooo:paragraph-rsid="00228868"/>
    </style:style>
    <style:style style:name="P7" style:family="paragraph" style:parent-style-name="Preformatted_20_Text">
      <style:text-properties fo:font-weight="normal" officeooo:rsid="0021c62b" officeooo:paragraph-rsid="00234681" style:font-weight-asian="normal" style:font-weight-complex="normal"/>
    </style:style>
    <style:style style:name="P8" style:family="paragraph" style:parent-style-name="Preformatted_20_Text">
      <style:text-properties fo:font-weight="normal" officeooo:rsid="00234681" officeooo:paragraph-rsid="00234681" style:font-weight-asian="normal" style:font-weight-complex="normal"/>
    </style:style>
    <style:style style:name="P9" style:family="paragraph" style:parent-style-name="Preformatted_20_Text">
      <style:text-properties fo:font-weight="normal" officeooo:rsid="0023bb40" officeooo:paragraph-rsid="0023bb40" style:font-weight-asian="normal" style:font-weight-complex="normal"/>
    </style:style>
    <style:style style:name="P10" style:family="paragraph" style:parent-style-name="Preformatted_20_Text">
      <style:text-properties fo:font-weight="bold" officeooo:rsid="00234681" officeooo:paragraph-rsid="00234681" style:font-weight-asian="bold" style:font-weight-complex="bold"/>
    </style:style>
    <style:style style:name="P11" style:family="paragraph" style:parent-style-name="Preformatted_20_Text">
      <style:text-properties fo:font-weight="bold" officeooo:rsid="0023bb40" officeooo:paragraph-rsid="0023bb40" style:font-weight-asian="bold" style:font-weight-complex="bold"/>
    </style:style>
    <style:style style:name="P12" style:family="paragraph" style:parent-style-name="Preformatted_20_Text">
      <style:text-properties fo:font-weight="bold" officeooo:rsid="00297717" officeooo:paragraph-rsid="00297717" style:font-weight-asian="bold" style:font-weight-complex="bold"/>
    </style:style>
    <style:style style:name="P13" style:family="paragraph" style:parent-style-name="Preformatted_20_Text">
      <style:text-properties style:text-underline-style="none" fo:font-weight="bold" officeooo:rsid="00234681" officeooo:paragraph-rsid="00234681" style:font-weight-asian="bold" style:font-weight-complex="bold"/>
    </style:style>
    <style:style style:name="P14" style:family="paragraph" style:parent-style-name="Preformatted_20_Text">
      <style:text-properties style:text-underline-style="none" fo:font-weight="bold" officeooo:rsid="003addf4" officeooo:paragraph-rsid="003addf4" style:font-weight-asian="bold" style:font-weight-complex="bold"/>
    </style:style>
    <style:style style:name="P15" style:family="paragraph" style:parent-style-name="Preformatted_20_Text">
      <style:text-properties style:text-underline-style="none" fo:font-weight="normal" officeooo:rsid="00234681" officeooo:paragraph-rsid="00234681" style:font-weight-asian="normal" style:font-weight-complex="normal"/>
    </style:style>
    <style:style style:name="P16" style:family="paragraph" style:parent-style-name="Preformatted_20_Text">
      <style:text-properties style:text-underline-style="none" fo:font-weight="normal" officeooo:rsid="0023bb40" officeooo:paragraph-rsid="0023bb40" style:font-weight-asian="normal" style:font-weight-complex="normal"/>
    </style:style>
    <style:style style:name="P17" style:family="paragraph" style:parent-style-name="Preformatted_20_Text">
      <style:text-properties style:text-underline-style="none" fo:font-weight="normal" officeooo:rsid="00252705" officeooo:paragraph-rsid="00252705" style:font-weight-asian="normal" style:font-weight-complex="normal"/>
    </style:style>
    <style:style style:name="P18" style:family="paragraph" style:parent-style-name="Preformatted_20_Text">
      <style:text-properties style:text-underline-style="none" fo:font-weight="normal" officeooo:rsid="0035688f" officeooo:paragraph-rsid="0036b62c" style:font-weight-asian="normal" style:font-weight-complex="normal"/>
    </style:style>
    <style:style style:name="P19" style:family="paragraph" style:parent-style-name="Preformatted_20_Text">
      <style:text-properties style:text-underline-style="none" fo:font-weight="normal" officeooo:rsid="0021c62b" officeooo:paragraph-rsid="0036b62c" style:font-weight-asian="normal" style:font-weight-complex="normal"/>
    </style:style>
    <style:style style:name="P20" style:family="paragraph" style:parent-style-name="Preformatted_20_Text">
      <style:paragraph-properties>
        <style:tab-stops>
          <style:tab-stop style:position="0.5in"/>
        </style:tab-stops>
      </style:paragraph-properties>
      <style:text-properties style:text-underline-style="none" fo:font-weight="normal" officeooo:rsid="0021c62b" officeooo:paragraph-rsid="00234681" style:font-weight-asian="normal" style:font-weight-complex="normal"/>
    </style:style>
    <style:style style:name="P21" style:family="paragraph" style:parent-style-name="Preformatted_20_Text">
      <style:text-properties style:text-underline-style="none" fo:font-weight="normal" officeooo:rsid="00398285" officeooo:paragraph-rsid="00398285" style:font-weight-asian="normal" style:font-weight-complex="normal"/>
    </style:style>
    <style:style style:name="P22" style:family="paragraph" style:parent-style-name="Preformatted_20_Text">
      <style:text-properties style:text-underline-style="none" fo:font-weight="normal" officeooo:rsid="003addf4" officeooo:paragraph-rsid="003addf4" style:font-weight-asian="normal" style:font-weight-complex="normal"/>
    </style:style>
    <style:style style:name="P23" style:family="paragraph" style:parent-style-name="Preformatted_20_Text">
      <style:text-properties style:text-underline-style="none" fo:font-weight="normal" officeooo:rsid="003addf4" officeooo:paragraph-rsid="003dc032" style:font-weight-asian="normal" style:font-weight-complex="normal"/>
    </style:style>
    <style:style style:name="P24" style:family="paragraph" style:parent-style-name="Preformatted_20_Text">
      <style:text-properties style:text-underline-style="none" fo:font-weight="normal" officeooo:rsid="003c8957" officeooo:paragraph-rsid="003c8957" style:font-weight-asian="normal" style:font-weight-complex="normal"/>
    </style:style>
    <style:style style:name="P25" style:family="paragraph" style:parent-style-name="Preformatted_20_Text">
      <style:text-properties fo:color="#ff0000" style:text-underline-style="none" fo:font-weight="normal" officeooo:rsid="0023bb40" officeooo:paragraph-rsid="0023bb40" style:font-weight-asian="normal" style:font-weight-complex="normal"/>
    </style:style>
    <style:style style:name="P26" style:family="paragraph" style:parent-style-name="Preformatted_20_Text">
      <style:text-properties officeooo:rsid="00297717" officeooo:paragraph-rsid="00297717"/>
    </style:style>
    <style:style style:name="P27" style:family="paragraph" style:parent-style-name="Preformatted_20_Text">
      <style:text-properties officeooo:rsid="0029ae20" officeooo:paragraph-rsid="0029ae20"/>
    </style:style>
    <style:style style:name="P28" style:family="paragraph" style:parent-style-name="Preformatted_20_Text" style:list-style-name="L1">
      <style:text-properties officeooo:rsid="0021c62b" officeooo:paragraph-rsid="00228868"/>
    </style:style>
    <style:style style:name="P29" style:family="paragraph" style:parent-style-name="Preformatted_20_Text" style:list-style-name="L1">
      <style:text-properties officeooo:rsid="00228868" officeooo:paragraph-rsid="00228868"/>
    </style:style>
    <style:style style:name="P30" style:family="paragraph" style:parent-style-name="Preformatted_20_Text" style:list-style-name="L2">
      <style:text-properties officeooo:rsid="00228868" officeooo:paragraph-rsid="00228868"/>
    </style:style>
    <style:style style:name="P31" style:family="paragraph" style:parent-style-name="Preformatted_20_Text" style:list-style-name="L1">
      <style:text-properties officeooo:rsid="00234681" officeooo:paragraph-rsid="0029ae20"/>
    </style:style>
    <style:style style:name="P32" style:family="paragraph" style:parent-style-name="Preformatted_20_Text" style:list-style-name="L3">
      <style:text-properties fo:font-weight="normal" officeooo:rsid="00234681" officeooo:paragraph-rsid="00234681" style:font-weight-asian="normal" style:font-weight-complex="normal"/>
    </style:style>
    <style:style style:name="P33" style:family="paragraph" style:parent-style-name="Preformatted_20_Text" style:list-style-name="L5">
      <style:text-properties fo:font-weight="normal" officeooo:rsid="00234681" officeooo:paragraph-rsid="00234681" style:font-weight-asian="normal" style:font-weight-complex="normal"/>
    </style:style>
    <style:style style:name="P34" style:family="paragraph" style:parent-style-name="Preformatted_20_Text" style:list-style-name="L4">
      <style:text-properties fo:font-weight="normal" officeooo:rsid="0023bb40" officeooo:paragraph-rsid="0023bb40" style:font-weight-asian="normal" style:font-weight-complex="normal"/>
    </style:style>
    <style:style style:name="P35" style:family="paragraph" style:parent-style-name="Preformatted_20_Text" style:list-style-name="L4">
      <style:text-properties fo:font-weight="normal" officeooo:rsid="0023bb40" officeooo:paragraph-rsid="0044d904" style:font-weight-asian="normal" style:font-weight-complex="normal"/>
    </style:style>
    <style:style style:name="P36" style:family="paragraph" style:parent-style-name="Preformatted_20_Text" style:list-style-name="L5">
      <style:text-properties fo:font-weight="normal" officeooo:rsid="0023bb40" officeooo:paragraph-rsid="0025f6c7" style:font-weight-asian="normal" style:font-weight-complex="normal"/>
    </style:style>
    <style:style style:name="P37" style:family="paragraph" style:parent-style-name="Preformatted_20_Text" style:list-style-name="L5">
      <style:text-properties fo:font-weight="normal" officeooo:rsid="0023bb40" officeooo:paragraph-rsid="0023bb40" style:font-weight-asian="normal" style:font-weight-complex="normal"/>
    </style:style>
    <style:style style:name="P38" style:family="paragraph" style:parent-style-name="Preformatted_20_Text" style:list-style-name="L7">
      <style:text-properties fo:font-weight="normal" officeooo:rsid="0023bb40" officeooo:paragraph-rsid="0023bb40" style:font-weight-asian="normal" style:font-weight-complex="normal"/>
    </style:style>
    <style:style style:name="P39" style:family="paragraph" style:parent-style-name="Preformatted_20_Text" style:list-style-name="L10">
      <style:text-properties fo:font-weight="normal" officeooo:rsid="0023bb40" officeooo:paragraph-rsid="0023bb40" style:font-weight-asian="normal" style:font-weight-complex="normal"/>
    </style:style>
    <style:style style:name="P40" style:family="paragraph" style:parent-style-name="Preformatted_20_Text" style:list-style-name="L11">
      <style:text-properties fo:font-weight="normal" officeooo:rsid="0023bb40" officeooo:paragraph-rsid="0023bb40" style:font-weight-asian="normal" style:font-weight-complex="normal"/>
    </style:style>
    <style:style style:name="P41" style:family="paragraph" style:parent-style-name="Preformatted_20_Text" style:list-style-name="L13">
      <style:text-properties fo:font-weight="normal" officeooo:rsid="0023bb40" officeooo:paragraph-rsid="0023bb40" style:font-weight-asian="normal" style:font-weight-complex="normal"/>
    </style:style>
    <style:style style:name="P42" style:family="paragraph" style:parent-style-name="Preformatted_20_Text" style:list-style-name="L5">
      <style:text-properties fo:font-weight="normal" officeooo:rsid="00380a21" officeooo:paragraph-rsid="003addf4" style:font-weight-asian="normal" style:font-weight-complex="normal"/>
    </style:style>
    <style:style style:name="P43" style:family="paragraph" style:parent-style-name="Preformatted_20_Text" style:list-style-name="L10">
      <style:text-properties fo:font-weight="normal" officeooo:rsid="003dc032" officeooo:paragraph-rsid="003dc032" style:font-weight-asian="normal" style:font-weight-complex="normal"/>
    </style:style>
    <style:style style:name="P44" style:family="paragraph" style:parent-style-name="Preformatted_20_Text" style:list-style-name="L11">
      <style:text-properties fo:font-weight="normal" officeooo:rsid="003dc032" officeooo:paragraph-rsid="003dc032" style:font-weight-asian="normal" style:font-weight-complex="normal"/>
    </style:style>
    <style:style style:name="P45" style:family="paragraph" style:parent-style-name="Preformatted_20_Text" style:list-style-name="L13">
      <style:text-properties fo:font-weight="normal" officeooo:rsid="003dc032" officeooo:paragraph-rsid="003dc032" style:font-weight-asian="normal" style:font-weight-complex="normal"/>
    </style:style>
    <style:style style:name="P46" style:family="paragraph" style:parent-style-name="Preformatted_20_Text" style:list-style-name="L3">
      <style:text-properties style:text-underline-style="none" fo:font-weight="normal" officeooo:rsid="00234681" officeooo:paragraph-rsid="00234681" style:font-weight-asian="normal" style:font-weight-complex="normal"/>
    </style:style>
    <style:style style:name="P47" style:family="paragraph" style:parent-style-name="Preformatted_20_Text" style:list-style-name="L6">
      <style:text-properties style:text-underline-style="none" fo:font-weight="normal" officeooo:rsid="0025f6c7" officeooo:paragraph-rsid="0025f6c7" style:font-weight-asian="normal" style:font-weight-complex="normal"/>
    </style:style>
    <style:style style:name="P48" style:family="paragraph" style:parent-style-name="Preformatted_20_Text" style:list-style-name="L8">
      <style:text-properties style:text-underline-style="none" fo:font-weight="normal" officeooo:rsid="0025f6c7" officeooo:paragraph-rsid="0025f6c7" style:font-weight-asian="normal" style:font-weight-complex="normal"/>
    </style:style>
    <style:style style:name="P49" style:family="paragraph" style:parent-style-name="Preformatted_20_Text" style:list-style-name="L8">
      <style:text-properties style:text-underline-style="none" fo:font-weight="normal" officeooo:rsid="0025f6c7" officeooo:paragraph-rsid="00493d7c" style:font-weight-asian="normal" style:font-weight-complex="normal"/>
    </style:style>
    <style:style style:name="P50" style:family="paragraph" style:parent-style-name="Preformatted_20_Text" style:list-style-name="L15">
      <style:text-properties style:text-underline-style="none" fo:font-weight="normal" officeooo:rsid="0025f6c7" officeooo:paragraph-rsid="004c04d5" style:font-weight-asian="normal" style:font-weight-complex="normal"/>
    </style:style>
    <style:style style:name="P51" style:family="paragraph" style:parent-style-name="Preformatted_20_Text" style:list-style-name="L7">
      <style:text-properties style:text-underline-style="none" fo:font-weight="normal" officeooo:rsid="0035688f" officeooo:paragraph-rsid="0036b62c" style:font-weight-asian="normal" style:font-weight-complex="normal"/>
    </style:style>
    <style:style style:name="P52" style:family="paragraph" style:parent-style-name="Preformatted_20_Text" style:list-style-name="L8">
      <style:text-properties style:text-underline-style="none" fo:font-weight="normal" officeooo:rsid="0035688f" officeooo:paragraph-rsid="0036b62c" style:font-weight-asian="normal" style:font-weight-complex="normal"/>
    </style:style>
    <style:style style:name="P53" style:family="paragraph" style:parent-style-name="Preformatted_20_Text" style:list-style-name="L8">
      <style:text-properties style:text-underline-style="none" fo:font-weight="normal" officeooo:rsid="0035688f" officeooo:paragraph-rsid="00493d7c" style:font-weight-asian="normal" style:font-weight-complex="normal"/>
    </style:style>
    <style:style style:name="P54" style:family="paragraph" style:parent-style-name="Preformatted_20_Text">
      <style:text-properties style:text-underline-style="none" fo:font-weight="normal" officeooo:rsid="0035688f" officeooo:paragraph-rsid="0036b62c" style:font-weight-asian="normal" style:font-weight-complex="normal"/>
    </style:style>
    <style:style style:name="P55" style:family="paragraph" style:parent-style-name="Preformatted_20_Text" style:list-style-name="L15">
      <style:text-properties style:text-underline-style="none" fo:font-weight="normal" officeooo:rsid="0035688f" officeooo:paragraph-rsid="004c04d5" style:font-weight-asian="normal" style:font-weight-complex="normal"/>
    </style:style>
    <style:style style:name="P56" style:family="paragraph" style:parent-style-name="Preformatted_20_Text" style:list-style-name="L9">
      <style:text-properties style:text-underline-style="none" fo:font-weight="normal" officeooo:rsid="003dc032" officeooo:paragraph-rsid="003e9ee4" style:font-weight-asian="normal" style:font-weight-complex="normal"/>
    </style:style>
    <style:style style:name="P57" style:family="paragraph" style:parent-style-name="Preformatted_20_Text" style:list-style-name="L9">
      <style:text-properties style:text-underline-style="none" fo:font-weight="normal" officeooo:rsid="003addf4" officeooo:paragraph-rsid="003e9ee4" style:font-weight-asian="normal" style:font-weight-complex="normal"/>
    </style:style>
    <style:style style:name="P58" style:family="paragraph" style:parent-style-name="Preformatted_20_Text">
      <style:text-properties style:text-underline-style="none" fo:font-weight="normal" officeooo:rsid="003addf4" officeooo:paragraph-rsid="003dc032" style:font-weight-asian="normal" style:font-weight-complex="normal"/>
    </style:style>
    <style:style style:name="P59" style:family="paragraph" style:parent-style-name="Preformatted_20_Text" style:list-style-name="L9">
      <style:text-properties style:text-underline-style="none" fo:font-weight="normal" officeooo:rsid="003c8957" officeooo:paragraph-rsid="003e9ee4" style:font-weight-asian="normal" style:font-weight-complex="normal"/>
    </style:style>
    <style:style style:name="P60" style:family="paragraph" style:parent-style-name="Preformatted_20_Text">
      <style:text-properties style:text-underline-style="none" fo:font-weight="normal" officeooo:rsid="003c8957" officeooo:paragraph-rsid="003c8957" style:font-weight-asian="normal" style:font-weight-complex="normal"/>
    </style:style>
    <style:style style:name="P61" style:family="paragraph" style:parent-style-name="Preformatted_20_Text" style:list-style-name="L9">
      <style:text-properties style:text-underline-style="none" fo:font-weight="normal" officeooo:rsid="00484c7a" officeooo:paragraph-rsid="00484c7a" style:font-weight-asian="normal" style:font-weight-complex="normal"/>
    </style:style>
    <style:style style:name="P62" style:family="paragraph" style:parent-style-name="Preformatted_20_Text" style:list-style-name="L9">
      <style:text-properties style:text-underline-style="none" fo:font-weight="normal" officeooo:rsid="00484d8a" officeooo:paragraph-rsid="00484d8a" style:font-weight-asian="normal" style:font-weight-complex="normal"/>
    </style:style>
    <style:style style:name="P63" style:family="paragraph" style:parent-style-name="Preformatted_20_Text">
      <style:text-properties style:text-underline-style="none" fo:font-weight="normal" officeooo:rsid="00398285" officeooo:paragraph-rsid="00398285" style:font-weight-asian="normal" style:font-weight-complex="normal"/>
    </style:style>
    <style:style style:name="P64" style:family="paragraph" style:parent-style-name="Preformatted_20_Text">
      <style:text-properties style:text-underline-style="none" fo:font-weight="normal" officeooo:rsid="00493d7c" officeooo:paragraph-rsid="00493d7c" style:font-weight-asian="normal" style:font-weight-complex="normal"/>
    </style:style>
    <style:style style:name="P65" style:family="paragraph" style:parent-style-name="Preformatted_20_Text" style:list-style-name="L12">
      <style:text-properties style:text-underline-style="none" fo:font-weight="normal" officeooo:rsid="00493d7c" officeooo:paragraph-rsid="00493d7c" style:font-weight-asian="normal" style:font-weight-complex="normal"/>
    </style:style>
    <style:style style:name="P66" style:family="paragraph" style:parent-style-name="Preformatted_20_Text" style:list-style-name="L14">
      <style:text-properties style:text-underline-style="none" fo:font-weight="normal" officeooo:rsid="00493d7c" officeooo:paragraph-rsid="00493d7c" style:font-weight-asian="normal" style:font-weight-complex="normal"/>
    </style:style>
    <style:style style:name="P67" style:family="paragraph" style:parent-style-name="Preformatted_20_Text" style:list-style-name="L14">
      <style:text-properties style:text-underline-style="none" fo:font-weight="normal" officeooo:rsid="00493d7c" officeooo:paragraph-rsid="004c04d5" style:font-weight-asian="normal" style:font-weight-complex="normal"/>
    </style:style>
    <style:style style:name="P68" style:family="paragraph" style:parent-style-name="Preformatted_20_Text">
      <style:text-properties style:text-underline-style="none" fo:font-weight="normal" officeooo:rsid="00493d7c" officeooo:paragraph-rsid="004c04d5" style:font-weight-asian="normal" style:font-weight-complex="normal"/>
    </style:style>
    <style:style style:name="P69" style:family="paragraph" style:parent-style-name="Preformatted_20_Text">
      <style:text-properties style:text-underline-style="none" fo:font-weight="normal" officeooo:rsid="0021c62b" officeooo:paragraph-rsid="0036b62c" style:font-weight-asian="normal" style:font-weight-complex="normal"/>
    </style:style>
    <style:style style:name="P70" style:family="paragraph" style:parent-style-name="Preformatted_20_Text" style:list-style-name="L8">
      <style:text-properties style:text-underline-style="none" fo:font-weight="normal" officeooo:rsid="0021c62b" officeooo:paragraph-rsid="00493d7c" style:font-weight-asian="normal" style:font-weight-complex="normal"/>
    </style:style>
    <style:style style:name="P71" style:family="paragraph" style:parent-style-name="Preformatted_20_Text" style:list-style-name="L15">
      <style:text-properties style:text-underline-style="none" fo:font-weight="normal" officeooo:rsid="0021c62b" officeooo:paragraph-rsid="004c04d5" style:font-weight-asian="normal" style:font-weight-complex="normal"/>
    </style:style>
    <style:style style:name="P72" style:family="paragraph" style:parent-style-name="Preformatted_20_Text">
      <style:text-properties style:text-underline-style="none" fo:font-weight="normal" officeooo:rsid="0021c62b" officeooo:paragraph-rsid="004c04d5" style:font-weight-asian="normal" style:font-weight-complex="normal"/>
    </style:style>
    <style:style style:name="P73" style:family="paragraph" style:parent-style-name="Preformatted_20_Text">
      <style:text-properties style:text-underline-style="none" fo:font-weight="normal" officeooo:rsid="00252705" officeooo:paragraph-rsid="00493d7c" style:font-weight-asian="normal" style:font-weight-complex="normal"/>
    </style:style>
    <style:style style:name="P74" style:family="paragraph" style:parent-style-name="Preformatted_20_Text">
      <style:text-properties style:text-underline-style="none" fo:font-weight="normal" officeooo:rsid="00252705" officeooo:paragraph-rsid="004c04d5" style:font-weight-asian="normal" style:font-weight-complex="normal"/>
    </style:style>
    <style:style style:name="P75" style:family="paragraph" style:parent-style-name="Preformatted_20_Text" style:list-style-name="L14">
      <style:text-properties style:text-underline-style="none" fo:font-weight="normal" officeooo:rsid="004ada20" officeooo:paragraph-rsid="004c04d5" style:font-weight-asian="normal" style:font-weight-complex="normal"/>
    </style:style>
    <style:style style:name="P76" style:family="paragraph" style:parent-style-name="Preformatted_20_Text" style:list-style-name="L14">
      <style:text-properties style:text-underline-style="none" fo:font-weight="normal" officeooo:rsid="004c04d5" officeooo:paragraph-rsid="00520d5e" style:font-weight-asian="normal" style:font-weight-complex="normal"/>
    </style:style>
    <style:style style:name="P77" style:family="paragraph" style:parent-style-name="Preformatted_20_Text">
      <style:text-properties style:text-underline-style="none" fo:font-weight="bold" officeooo:rsid="00462867" officeooo:paragraph-rsid="00462867" style:font-weight-asian="bold" style:font-weight-complex="bold"/>
    </style:style>
    <style:style style:name="P78" style:family="paragraph" style:parent-style-name="Preformatted_20_Text">
      <style:text-properties style:text-underline-style="none" fo:font-weight="bold" officeooo:rsid="003addf4" officeooo:paragraph-rsid="00493d7c" style:font-weight-asian="bold" style:font-weight-complex="bold"/>
    </style:style>
    <style:style style:name="P79" style:family="paragraph" style:parent-style-name="Preformatted_20_Text" style:list-style-name="L4">
      <style:text-properties style:use-window-font-color="true" fo:font-weight="normal" officeooo:rsid="0027977a" officeooo:paragraph-rsid="0027977a" style:font-weight-asian="normal" style:font-weight-complex="normal"/>
    </style:style>
    <style:style style:name="P80" style:family="paragraph" style:parent-style-name="Preformatted_20_Text">
      <style:text-properties style:use-window-font-color="true" style:text-underline-style="none" fo:font-weight="normal" officeooo:rsid="0044d904" officeooo:paragraph-rsid="0044d904" style:font-weight-asian="normal" style:font-weight-complex="normal"/>
    </style:style>
    <style:style style:name="P81" style:family="paragraph" style:parent-style-name="Preformatted_20_Text" style:list-style-name="L14">
      <style:text-properties style:use-window-font-color="true" style:text-underline-style="none" fo:font-weight="normal" officeooo:rsid="004ada20" officeooo:paragraph-rsid="004c04d5" style:font-weight-asian="normal" style:font-weight-complex="normal"/>
    </style:style>
    <style:style style:name="P82" style:family="paragraph" style:parent-style-name="Preformatted_20_Text" style:list-style-name="L5">
      <style:text-properties fo:color="#ff3333" fo:font-weight="normal" officeooo:rsid="0027977a" officeooo:paragraph-rsid="0027977a" style:font-weight-asian="normal" style:font-weight-complex="normal"/>
    </style:style>
    <style:style style:name="P83" style:family="paragraph" style:parent-style-name="Preformatted_20_Text" style:list-style-name="L6">
      <style:text-properties fo:color="#ff3333" style:text-underline-style="none" fo:font-weight="normal" officeooo:rsid="0027977a" officeooo:paragraph-rsid="0027977a" style:font-weight-asian="normal" style:font-weight-complex="normal"/>
    </style:style>
    <style:style style:name="P84" style:family="paragraph" style:parent-style-name="Preformatted_20_Text" style:list-style-name="L10">
      <style:text-properties fo:color="#ff3333" style:text-underline-style="none" fo:font-weight="normal" officeooo:rsid="0027977a" officeooo:paragraph-rsid="0027977a" style:font-weight-asian="normal" style:font-weight-complex="normal"/>
    </style:style>
    <style:style style:name="P85" style:family="paragraph" style:parent-style-name="Preformatted_20_Text" style:list-style-name="L11">
      <style:text-properties fo:color="#ff3333" style:text-underline-style="none" fo:font-weight="normal" officeooo:rsid="0027977a" officeooo:paragraph-rsid="0027977a" style:font-weight-asian="normal" style:font-weight-complex="normal"/>
    </style:style>
    <style:style style:name="P86" style:family="paragraph" style:parent-style-name="Preformatted_20_Text" style:list-style-name="L13">
      <style:text-properties fo:color="#ff3333" style:text-underline-style="none" fo:font-weight="normal" officeooo:rsid="0027977a" officeooo:paragraph-rsid="0027977a" style:font-weight-asian="normal" style:font-weight-complex="normal"/>
    </style:style>
    <style:style style:name="P87" style:family="paragraph" style:parent-style-name="Preformatted_20_Text" style:list-style-name="L8">
      <style:text-properties officeooo:paragraph-rsid="0036b62c"/>
    </style:style>
    <style:style style:name="P88" style:family="paragraph" style:parent-style-name="Preformatted_20_Text" style:list-style-name="L8">
      <style:text-properties officeooo:paragraph-rsid="00493d7c"/>
    </style:style>
    <style:style style:name="P89" style:family="paragraph" style:parent-style-name="Preformatted_20_Text">
      <style:text-properties fo:color="#009933" style:text-underline-style="none" fo:font-weight="normal" officeooo:rsid="0036b62c" officeooo:paragraph-rsid="0036b62c" style:font-weight-asian="normal" style:font-weight-complex="normal"/>
    </style:style>
    <style:style style:name="P90" style:family="paragraph" style:parent-style-name="Preformatted_20_Text">
      <style:text-properties fo:color="#0066cc" fo:font-weight="normal" officeooo:rsid="0047d7fa" officeooo:paragraph-rsid="0047d7fa" style:font-weight-asian="normal" style:font-weight-complex="normal"/>
    </style:style>
    <style:style style:name="P91" style:family="paragraph" style:parent-style-name="Preformatted_20_Text">
      <style:text-properties fo:color="#0066cc" style:text-underline-style="none" fo:font-weight="normal" officeooo:rsid="00462867" officeooo:paragraph-rsid="00462867" style:font-weight-asian="normal" style:font-weight-complex="normal"/>
    </style:style>
    <style:style style:name="P92" style:family="paragraph" style:parent-style-name="Preformatted_20_Text">
      <style:text-properties officeooo:rsid="001f76b5" officeooo:paragraph-rsid="001f76b5"/>
    </style:style>
    <style:style style:name="P93" style:family="paragraph" style:parent-style-name="Preformatted_20_Text" style:list-style-name="L15">
      <style:text-properties officeooo:paragraph-rsid="004c04d5"/>
    </style:style>
    <style:style style:name="P94" style:family="paragraph" style:parent-style-name="Preformatted_20_Text">
      <style:text-properties officeooo:rsid="0030db5c" officeooo:paragraph-rsid="0030db5c"/>
    </style:style>
    <style:style style:name="P95" style:family="paragraph" style:parent-style-name="Preformatted_20_Text">
      <style:text-properties officeooo:rsid="004d7fc5" officeooo:paragraph-rsid="004d7fc5"/>
    </style:style>
    <style:style style:name="P96" style:family="paragraph" style:parent-style-name="Preformatted_20_Text">
      <style:text-properties fo:font-weight="bold" officeooo:rsid="00501ffc" officeooo:paragraph-rsid="00501ffc" style:font-weight-asian="bold" style:font-weight-complex="bold"/>
    </style:style>
    <style:style style:name="P97" style:family="paragraph" style:parent-style-name="Preformatted_20_Text">
      <style:text-properties fo:font-size="12pt" fo:font-weight="bold" officeooo:rsid="004d7fc5" officeooo:paragraph-rsid="004d7fc5" style:font-size-asian="12pt" style:font-weight-asian="bold" style:font-size-complex="12pt" style:font-weight-complex="bold"/>
    </style:style>
    <style:style style:name="P98" style:family="paragraph" style:parent-style-name="Preformatted_20_Text">
      <style:text-properties officeooo:rsid="004f1cd6" officeooo:paragraph-rsid="004f1cd6"/>
    </style:style>
    <style:style style:name="P99" style:family="paragraph" style:parent-style-name="Preformatted_20_Text">
      <style:text-properties officeooo:rsid="00501ffc" officeooo:paragraph-rsid="00501ffc"/>
    </style:style>
    <style:style style:name="P100" style:family="paragraph" style:parent-style-name="Preformatted_20_Text">
      <style:text-properties officeooo:rsid="00520d5e" officeooo:paragraph-rsid="00520d5e"/>
    </style:style>
    <style:style style:name="T1" style:family="text">
      <style:text-properties officeooo:rsid="002025e4"/>
    </style:style>
    <style:style style:name="T2" style:family="text">
      <style:text-properties officeooo:rsid="00228868"/>
    </style:style>
    <style:style style:name="T3" style:family="text">
      <style:text-properties officeooo:rsid="0023468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3468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36b62c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234681" style:font-weight-asian="bold" style:font-weight-complex="bold"/>
    </style:style>
    <style:style style:name="T10" style:family="text">
      <style:text-properties style:text-underline-style="none" fo:font-weight="bold" officeooo:rsid="0025f6c7" style:font-weight-asian="bold" style:font-weight-complex="bold"/>
    </style:style>
    <style:style style:name="T11" style:family="text">
      <style:text-properties style:text-underline-style="none" fo:font-weight="bold" officeooo:rsid="00338e00" style:font-weight-asian="bold" style:font-weight-complex="bold"/>
    </style:style>
    <style:style style:name="T12" style:family="text">
      <style:text-properties style:text-underline-style="none" fo:font-weight="bold" officeooo:rsid="00380a21" style:font-weight-asian="bold" style:font-weight-complex="bold"/>
    </style:style>
    <style:style style:name="T13" style:family="text">
      <style:text-properties style:text-underline-style="none" fo:font-weight="bold" officeooo:rsid="00382808" style:font-weight-asian="bold" style:font-weight-complex="bold"/>
    </style:style>
    <style:style style:name="T14" style:family="text">
      <style:text-properties style:text-underline-style="none" fo:font-weight="normal" officeooo:rsid="0023bb40" style:font-weight-asian="normal" style:font-weight-complex="normal"/>
    </style:style>
    <style:style style:name="T15" style:family="text">
      <style:text-properties style:text-underline-style="none" officeooo:rsid="0023bb40"/>
    </style:style>
    <style:style style:name="T16" style:family="text">
      <style:text-properties style:text-underline-style="none" officeooo:rsid="00252705"/>
    </style:style>
    <style:style style:name="T17" style:family="text">
      <style:text-properties style:text-underline-style="none" officeooo:rsid="0025f6c7"/>
    </style:style>
    <style:style style:name="T18" style:family="text">
      <style:text-properties style:text-underline-style="none" officeooo:rsid="0027977a"/>
    </style:style>
    <style:style style:name="T19" style:family="text">
      <style:text-properties style:text-underline-style="none" officeooo:rsid="00325ee1"/>
    </style:style>
    <style:style style:name="T20" style:family="text">
      <style:text-properties style:text-underline-style="none" officeooo:rsid="00338e00"/>
    </style:style>
    <style:style style:name="T21" style:family="text">
      <style:text-properties style:text-underline-style="none" officeooo:rsid="00380a21"/>
    </style:style>
    <style:style style:name="T22" style:family="text">
      <style:text-properties style:text-underline-style="none" officeooo:rsid="00382808"/>
    </style:style>
    <style:style style:name="T23" style:family="text">
      <style:text-properties style:text-underline-style="none" officeooo:rsid="00398285"/>
    </style:style>
    <style:style style:name="T24" style:family="text">
      <style:text-properties style:text-underline-style="none" officeooo:rsid="003addf4"/>
    </style:style>
    <style:style style:name="T25" style:family="text">
      <style:text-properties style:text-underline-style="none" officeooo:rsid="0040278e"/>
    </style:style>
    <style:style style:name="T26" style:family="text">
      <style:text-properties style:text-underline-style="none" officeooo:rsid="00414350"/>
    </style:style>
    <style:style style:name="T27" style:family="text">
      <style:text-properties fo:color="#ff0000"/>
    </style:style>
    <style:style style:name="T28" style:family="text">
      <style:text-properties fo:color="#ff0000" officeooo:rsid="00325ee1"/>
    </style:style>
    <style:style style:name="T29" style:family="text">
      <style:text-properties fo:color="#ff0000" style:text-underline-style="none" fo:font-weight="normal" officeooo:rsid="00325ee1" style:font-weight-asian="normal" style:font-weight-complex="normal"/>
    </style:style>
    <style:style style:name="T30" style:family="text">
      <style:text-properties fo:color="#ff0000" style:text-underline-style="none" fo:font-weight="normal" officeooo:rsid="003c8957" style:font-weight-asian="normal" style:font-weight-complex="normal"/>
    </style:style>
    <style:style style:name="T31" style:family="text">
      <style:text-properties fo:color="#ff0000" officeooo:rsid="0040278e"/>
    </style:style>
    <style:style style:name="T32" style:family="text">
      <style:text-properties fo:color="#ff0000" officeooo:rsid="0044d904"/>
    </style:style>
    <style:style style:name="T33" style:family="text">
      <style:text-properties fo:color="#ff0000" officeooo:rsid="00493d7c"/>
    </style:style>
    <style:style style:name="T34" style:family="text">
      <style:text-properties fo:color="#ff0000" officeooo:rsid="004c04d5"/>
    </style:style>
    <style:style style:name="T35" style:family="text">
      <style:text-properties fo:color="#ff0000" officeooo:rsid="003addf4"/>
    </style:style>
    <style:style style:name="T36" style:family="text">
      <style:text-properties fo:color="#ff0000" officeooo:rsid="00520d5e"/>
    </style:style>
    <style:style style:name="T37" style:family="text">
      <style:text-properties fo:color="#ff3333" style:text-underline-style="none" officeooo:rsid="0027977a"/>
    </style:style>
    <style:style style:name="T38" style:family="text">
      <style:text-properties fo:color="#ff3333" style:text-underline-style="none" fo:font-weight="normal" officeooo:rsid="0027977a" style:font-weight-asian="normal" style:font-weight-complex="normal"/>
    </style:style>
    <style:style style:name="T39" style:family="text">
      <style:text-properties fo:color="#ff3333" style:text-underline-style="none" fo:font-weight="normal" officeooo:rsid="0027977a" fo:background-color="#ffff00" loext:char-shading-value="0" style:font-weight-asian="normal" style:font-weight-complex="normal"/>
    </style:style>
    <style:style style:name="T40" style:family="text">
      <style:text-properties fo:color="#ff3333" officeooo:rsid="0027977a"/>
    </style:style>
    <style:style style:name="T41" style:family="text">
      <style:text-properties fo:color="#ff3333" officeooo:rsid="0027977a" fo:background-color="#ffff00" loext:char-shading-value="0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29ae20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34681" style:font-weight-asian="bold" style:font-weight-complex="bold"/>
    </style:style>
    <style:style style:name="T46" style:family="text">
      <style:text-properties fo:font-weight="bold" officeooo:rsid="0036b62c" style:font-weight-asian="bold" style:font-weight-complex="bold"/>
    </style:style>
    <style:style style:name="T47" style:family="text">
      <style:text-properties officeooo:rsid="002b46c2"/>
    </style:style>
    <style:style style:name="T48" style:family="text">
      <style:text-properties officeooo:rsid="002d9cbb"/>
    </style:style>
    <style:style style:name="T49" style:family="text">
      <style:text-properties officeooo:rsid="00325ee1"/>
    </style:style>
    <style:style style:name="T50" style:family="text">
      <style:text-properties officeooo:rsid="00338e00"/>
    </style:style>
    <style:style style:name="T51" style:family="text">
      <style:text-properties officeooo:rsid="0036b62c"/>
    </style:style>
    <style:style style:name="T52" style:family="text">
      <style:text-properties officeooo:rsid="0025f6c7"/>
    </style:style>
    <style:style style:name="T53" style:family="text">
      <style:text-properties officeooo:rsid="00380a21"/>
    </style:style>
    <style:style style:name="T54" style:family="text">
      <style:text-properties officeooo:rsid="00382808"/>
    </style:style>
    <style:style style:name="T55" style:family="text">
      <style:text-properties officeooo:rsid="003addf4"/>
    </style:style>
    <style:style style:name="T56" style:family="text">
      <style:text-properties officeooo:rsid="003c8957"/>
    </style:style>
    <style:style style:name="T57" style:family="text">
      <style:text-properties officeooo:rsid="003dc032"/>
    </style:style>
    <style:style style:name="T58" style:family="text">
      <style:text-properties officeooo:rsid="00425c4b"/>
    </style:style>
    <style:style style:name="T59" style:family="text">
      <style:text-properties officeooo:rsid="0044d904"/>
    </style:style>
    <style:style style:name="T60" style:family="text">
      <style:text-properties officeooo:rsid="0047d7fa"/>
    </style:style>
    <style:style style:name="T61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2" style:family="text">
      <style:text-properties fo:font-size="11pt" style:text-underline-style="solid" style:text-underline-width="auto" style:text-underline-color="font-color" fo:font-weight="bold" officeooo:rsid="00234681" style:font-size-asian="11pt" style:font-weight-asian="bold" style:font-size-complex="11pt" style:font-weight-complex="bold"/>
    </style:style>
    <style:style style:name="T63" style:family="text">
      <style:text-properties fo:font-size="11pt" style:text-underline-style="solid" style:text-underline-width="auto" style:text-underline-color="font-color" fo:font-weight="bold" officeooo:rsid="0036b62c" style:font-size-asian="11pt" style:font-weight-asian="bold" style:font-size-complex="11pt" style:font-weight-complex="bold"/>
    </style:style>
    <style:style style:name="T64" style:family="text">
      <style:text-properties fo:font-size="11pt" fo:font-weight="bold" style:font-size-asian="11pt" style:font-weight-asian="bold" style:font-size-complex="11pt" style:font-weight-complex="bold"/>
    </style:style>
    <style:style style:name="T65" style:family="text">
      <style:text-properties fo:font-size="11pt" fo:font-weight="bold" officeooo:rsid="0036b62c" style:font-size-asian="11pt" style:font-weight-asian="bold" style:font-size-complex="11pt" style:font-weight-complex="bold"/>
    </style:style>
    <style:style style:name="T66" style:family="text">
      <style:text-properties fo:font-size="11pt" fo:font-weight="bold" officeooo:rsid="003c8957" style:font-size-asian="11pt" style:font-weight-asian="bold" style:font-size-complex="11pt" style:font-weight-complex="bold"/>
    </style:style>
    <style:style style:name="T67" style:family="text">
      <style:text-properties officeooo:rsid="00484c7a"/>
    </style:style>
    <style:style style:name="T68" style:family="text">
      <style:text-properties officeooo:rsid="00484d8a"/>
    </style:style>
    <style:style style:name="T69" style:family="text">
      <style:text-properties officeooo:rsid="00493d7c"/>
    </style:style>
    <style:style style:name="T70" style:family="text">
      <style:text-properties officeooo:rsid="004ada20"/>
    </style:style>
    <style:style style:name="T71" style:family="text">
      <style:text-properties officeooo:rsid="004c04d5"/>
    </style:style>
    <style:style style:name="T72" style:family="text">
      <style:text-properties officeooo:rsid="004d7fc5"/>
    </style:style>
    <style:style style:name="T73" style:family="text">
      <style:text-properties fo:color="#ff99cc" officeooo:rsid="00325ee1"/>
    </style:style>
    <style:style style:name="T74" style:family="text">
      <style:text-properties officeooo:rsid="004f1cd6"/>
    </style:style>
    <style:style style:name="T75" style:family="text">
      <style:text-properties officeooo:rsid="00501ffc"/>
    </style:style>
    <style:style style:name="T76" style:family="text">
      <style:text-properties fo:font-size="14pt" fo:font-weight="bold" style:font-size-asian="14pt" style:font-weight-asian="bold" style:font-size-complex="14pt" style:font-weight-complex="bold"/>
    </style:style>
    <style:style style:name="T77" style:family="text">
      <style:text-properties officeooo:rsid="00520d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colo</text:p>
      <text:p text:style-name="P12">Sujetos</text:p>
      <text:p text:style-name="P26">Se utilizaron dos grupos: grupo 1, 4 machos hermanos de una misma camada de 12 semanas de edad y grupo 2, 2 machos hermanos de una camada diferente de 10 semanas. Todas las ratas utilizadas son de la cepa Long-evans. Se tratan a cada camada <text:s/>de forma independiente y aislada, asegurando que <text:span text:style-name="T43">entre camadas sean desconocidas. </text:span></text:p>
      <text:p text:style-name="P1"/>
      <text:p text:style-name="P27">Tiempos globales</text:p>
      <text:p text:style-name="P27">pre-entrenamiento:</text:p>
      <text:p text:style-name="P27"/>
      <text:p text:style-name="P27">Entrenamiento:</text:p>
      <text:p text:style-name="P27">Experimental contra oponente haciendo Tit for Tat y luego frente a oponente haciendo All-Defeat.</text:p>
      <text:p text:style-name="P1"/>
      <text:p text:style-name="P3"><text:tab/><text:tab/><text:span text:style-name="T76">Pre-Entrenamiento</text:span></text:p>
      <text:p text:style-name="P3"/>
      <text:p text:style-name="P3"><text:tab/><text:span text:style-name="T4">FaseI:</text:span><text:span text:style-name="T44"> Handing y Acostumbramientos</text:span></text:p>
      <text:p text:style-name="P3"/>
      <text:p text:style-name="P3">Acostumbrar a la rata a ser manipulada y transportada por el experimentador <text:span text:style-name="T2">y a permanecer en la jaula un un determinado tiempo.</text:span></text:p>
      <text:p text:style-name="P3"/>
      <text:p text:style-name="P4">Como: </text:p>
      <text:list xml:id="list7556631632515528804" text:style-name="L1">
        <text:list-item>
          <text:p text:style-name="P28">agarrar periódicamente a las ratas y acariciarlas para que generen confianza y extingan todo tipo de temor con respecto al manipulador.</text:p>
        </text:list-item>
        <text:list-item>
          <text:p text:style-name="P29">La rata en cada manipulación será transportada a la jaula y permanecerá por un tiempo igual a un trail.</text:p>
        </text:list-item>
        <text:list-item>
          <text:p text:style-name="P31">Debe haber ruido blanco y no debe obtener ningún refuerzo.</text:p>
        </text:list-item>
        <text:list-item>
          <text:p text:style-name="P31"><text:span text:style-name="T43">Durante el Handing, previo al experimento se introducirán elementos recreativos para representar un ambienta mas parecido al natural.</text:span> </text:p>
        </text:list-item>
      </text:list>
      <text:p text:style-name="P6"/>
      <text:p text:style-name="P6">Tiempos:</text:p>
      <text:list xml:id="list5909926020440333807" text:style-name="L2">
        <text:list-item>
          <text:p text:style-name="P30">Handing: desde que están en la jaula hasta que finaliza el experimento. 2 a 3 veces por semana.</text:p>
        </text:list-item>
        <text:list-item>
          <text:p text:style-name="P30">Acostumbramiento <text:span text:style-name="T3">a</text:span> la jaula, <text:span text:style-name="T75">3</text:span> días sola y <text:span text:style-name="T75">3</text:span> d<text:span text:style-name="T3">ía</text:span>s con oponente.</text:p>
        </text:list-item>
      </text:list>
      <text:p text:style-name="P3"/>
      <text:p text:style-name="P3"/>
      <text:p text:style-name="P5"><text:tab/><text:span text:style-name="T4">FaseI</text:span><text:span text:style-name="T5">I</text:span><text:span text:style-name="T8">: </text:span><text:span text:style-name="T9">Presionar la palanca</text:span></text:p>
      <text:p text:style-name="P7"/>
      <text:p text:style-name="P13">Contingencia con el dispensador</text:p>
      <text:p text:style-name="P8"/>
      <text:p text:style-name="P8"><text:span text:style-name="T16">Condicionar a la rata (R)</text:span><text:span text:style-name="T7"> a </text:span><text:span text:style-name="T16">prede</text:span><text:span text:style-name="T19">cir </text:span><text:span text:style-name="T7">recompensa </text:span><text:span text:style-name="T19">con </text:span><text:span text:style-name="T7">el ruido del dispensador de alimentos </text:span><text:span text:style-name="T16">y </text:span><text:span text:style-name="T19">a</text:span><text:span text:style-name="T16">l </text:span><text:span text:style-name="T19">encender la</text:span><text:span text:style-name="T16"> luz </text:span><text:span text:style-name="T19">del comedero</text:span><text:span text:style-name="T7">. </text:span><text:span text:style-name="T16">L</text:span><text:span text:style-name="T7">a rata estará condicionado cuando al oír caer el alimento, desde cualquier lugar de la jaula, corra hasta el comedero </text:span><text:span text:style-name="T16">y luego al prenderse la luz la rata corra al comedero</text:span><text:span text:style-name="T7">.</text:span></text:p>
      <text:p text:style-name="P25">La rata <text:span text:style-name="T48">No recibe alimento desde el fin del día anterior hasta el momento del experimento.</text:span></text:p>
      <text:p text:style-name="P89">La rata experimental tendrá la misma luz para el comedero y para las palancas, una luz central. El oponente tendrá el comedero y la luz de comedero atrás y las palancas y luces de palancas en el frente.</text:p>
      <text:p text:style-name="P80">El oponente se condiciona con la luz del fondo y la experimenta con la luz frontal.</text:p>
      <text:p text:style-name="P8"/>
      <text:p text:style-name="P15">Como:</text:p>
      <text:list xml:id="list6836977176001018149" text:style-name="L3">
        <text:list-item>
          <text:p text:style-name="P32"><text:span text:style-name="T7">la contingencia se da unicamente cuando la luz está encendida. </text:span><text:span text:style-name="T37">Si no hay luz no hay comida, si la luz se apaga hasta que no se prende una luz no abra comida.</text:span></text:p>
        </text:list-item>
        <text:list-item>
          <text:p text:style-name="P46">ShapingI: cuando R pase cerca del comedero se entrega un pellet. Luego, se debe dispensar de forma aleatoria desde cualquier lugar de la jaula.</text:p>
        </text:list-item>
        <text:list-item>
          <text:p text:style-name="P32"><text:span text:style-name="T7">ShapingII: </text:span><text:span text:style-name="T25">Al mismo tiempo se e</text:span><text:span text:style-name="T7">ntrega comida </text:span><text:span text:style-name="T25">y </text:span><text:span text:style-name="T7">se prender la luz </text:span><text:span text:style-name="T16">del comedero, </text:span><text:span text:style-name="T19">simultáneamente. </text:span><text:span text:style-name="T25">Se quiere que </text:span><text:span text:style-name="T17">R </text:span><text:span text:style-name="T19">vaya a</text:span><text:span text:style-name="T17">l comedero cuando ve la luz encendida.</text:span></text:p>
        </text:list-item>
      </text:list>
      <text:p text:style-name="P15"/>
      <text:p text:style-name="P9"><text:soft-page-break/>Tiempos:</text:p>
      <text:list xml:id="list4577548694998481365" text:style-name="L4">
        <text:list-item>
          <text:p text:style-name="P34">El alimento del día lo recibirá en la jaula, el resto lo obtendrá luego del día de experimentación.</text:p>
        </text:list-item>
        <text:list-item>
          <text:p text:style-name="P35">Tiempo de entrenamiento: <text:span text:style-name="T28">aprox </text:span><text:span text:style-name="T31">1</text:span><text:span text:style-name="T28">días</text:span></text:p>
        </text:list-item>
        <text:list-item>
          <text:p text:style-name="P35"><text:span text:style-name="T32">C</text:span><text:span text:style-name="T28">criterio: el </text:span><text:span text:style-name="T31">90</text:span><text:span text:style-name="T28">% de las veces que se enciende la luz la rata se comporta correctamente</text:span></text:p>
        </text:list-item>
        <text:list-item>
          <text:p text:style-name="P79">Los <text:span text:style-name="T42">tiempo</text:span> de ITI deben ser <text:span text:style-name="T42">variable</text:span> para que R esté pendiente de la luz y no de presionar la palanca.</text:p>
        </text:list-item>
      </text:list>
      <text:p text:style-name="P8"/>
      <text:p text:style-name="P10"><text:span text:style-name="T7">Contingencia con la palancas, </text:span><text:span text:style-name="T17">Rata experimental</text:span></text:p>
      <text:p text:style-name="P11"/>
      <text:p text:style-name="P16">Enseñar a R<text:span text:style-name="T59">exp</text:span> a presionar la palanca y <text:span text:style-name="T47">a </text:span>que solo recibe alimento <text:span text:style-name="T47">cuando la </text:span>presiona, de otra forma no.</text:p>
      <text:p text:style-name="P16"/>
      <text:p text:style-name="P16">Como:</text:p>
      <text:list xml:id="list9205908379165062291" text:style-name="L5">
        <text:list-item>
          <text:p text:style-name="P33"><text:span text:style-name="T20">La estructura de trial e inter-trial debe estar presente siempre. L</text:span><text:span text:style-name="T7">a contingencia se da unicamente cuando la luz está encendida. </text:span><text:span text:style-name="T15">Si presiona la palanca con la luz apagado no debe pasar nada.</text:span></text:p>
        </text:list-item>
        <text:list-item>
          <text:p text:style-name="P36"><text:span text:style-name="T7">ShapingI: </text:span><text:span text:style-name="T10">solo</text:span><text:span text:style-name="T17"> debe existir </text:span><text:span text:style-name="T10">una</text:span><text:span text:style-name="T17"> sola </text:span><text:span text:style-name="T10">palanca</text:span><text:span text:style-name="T17"> y</text:span><text:span text:style-name="T7"> los pellets son dispensados a distancias cada ves mas cortas respecto de la palanca. </text:span><text:span text:style-name="T17">S</text:span><text:span text:style-name="T7">e dispensan pellet cuando la rata huele la palanca, luego cuando la toca y finalmente cuando la presiona. </text:span><text:span text:style-name="T25">Criterio 60%.</text:span></text:p>
        </text:list-item>
        <text:list-item>
          <text:p text:style-name="P37"><text:span text:style-name="T7">ShapingII: </text:span><text:span text:style-name="T17">se </text:span><text:span text:style-name="T10">agrega</text:span><text:span text:style-name="T17"> la </text:span><text:span text:style-name="T10">segunda palanca</text:span><text:span text:style-name="T17"> y se deja de </text:span><text:span text:style-name="T18">recompensa la primera. </text:span><text:span text:style-name="T26">Al llegar al 60% se</text:span><text:span text:style-name="T11"> balancea</text:span><text:span text:style-name="T20"> el comportamiento de presionar la palanca </text:span><text:span text:style-name="T26">ofreciendo igual recompensa en ambas</text:span><text:span text:style-name="T20">.</text:span></text:p>
        </text:list-item>
        <text:list-item>
          <text:p text:style-name="P82"><text:span text:style-name="T18">H</text:span><text:span text:style-name="T7">ay que condicionar a R para que una ves que palanquea o recibe comida con la luz de palancas encendida o </text:span><text:span text:style-name="T20">no recibe comida y la </text:span><text:span text:style-name="T7">luz se apaga (y todas las luces se apagan) y debe esperar hasta que se prenda </text:span><text:span text:style-name="T20">l</text:span><text:span text:style-name="T7">a luz </text:span><text:span text:style-name="T20">de palancas</text:span><text:span text:style-name="T7"> para palanquear.</text:span></text:p>
        </text:list-item>
      </text:list>
      <text:p text:style-name="P9"/>
      <text:p text:style-name="P17">Tiempos:</text:p>
      <text:list xml:id="list3248443506685124589" text:style-name="L6">
        <text:list-item>
          <text:p text:style-name="P47">Los tiempo de contingencia serán los establecidos por el protocolo. Luz de palancas por 10 segundos, <text:span text:style-name="T50">si palanqueó</text:span> <text:span text:style-name="T50">5</text:span>seg para comer, luego se apaga la luz <text:span text:style-name="T50">del comedero o de palanca para la experimental</text:span>. ITI por 5 segundos durante el cual la luz de palancas estará <text:s/>apagada.</text:p>
        </text:list-item>
      </text:list>
      <text:list xml:id="list5081075499415604797" text:style-name="L7">
        <text:list-item>
          <text:p text:style-name="P51">Cada ratas <text:span text:style-name="T58">experimentará diariamente</text:span> <text:span text:style-name="T58">de </text:span>2 <text:span text:style-name="T58">a</text:span> 3 sesiones de <text:span text:style-name="T58">3</text:span>0 trials y un descanso entre sesiones igual al tiempo que dura testear el resto de las ratas. <text:span text:style-name="T51">3</text:span> ratas por <text:span text:style-name="T51">3</text:span>0trials por 10s+5s+5s igual a <text:span text:style-name="T51">1800s</text:span>eg eq a <text:span text:style-name="T51">30</text:span>min.</text:p>
        </text:list-item>
        <text:list-item>
          <text:p text:style-name="P38">Tiempo de entrenamiento: <text:span text:style-name="T28">aprox 5días, criterio, el 85% de las veces que se enciende la luz la rata se comporta correctamente</text:span></text:p>
        </text:list-item>
      </text:list>
      <text:list xml:id="list220007326091085" text:continue-list="list3248443506685124589" text:style-name="L6">
        <text:list-item>
          <text:p text:style-name="P83">Los <text:span text:style-name="T42">tiempo</text:span> de ITI deben ser <text:span text:style-name="T42">variable</text:span> para que R esté pendiente de la luz y no de presionar la palanca.</text:p>
        </text:list-item>
      </text:list>
      <text:p text:style-name="P91">Evaluar en noviembre si la estructura diaria de 2 a 3 sesiones con descanso de media hora entre sesión es adecuada. Ver si no decae la tasa de respuesta o trials sin elección.</text:p>
      <text:p text:style-name="P77"/>
      <text:p text:style-name="P13">Contingencia con la palancas, <text:span text:style-name="T52">Rata oponente</text:span></text:p>
      <text:p text:style-name="P16"/>
      <text:p text:style-name="P16">Enseñar a R<text:span text:style-name="T53">opo</text:span> a presionar la palanca y <text:span text:style-name="T47">a </text:span>que solo recibe alimento <text:span text:style-name="T47">cuando </text:span>presiona <text:span text:style-name="T53">una x cantidad de veces la palanca que tiene su luz encendida</text:span>, de otra forma no. <text:span text:style-name="T53">Se utilizará Fit Ratio, tasa fija, para la entrega de alimento con el propósito de forzar la permanencia del oponente en la palanca de elección.</text:span></text:p>
      <text:p text:style-name="P16"/>
      <text:p text:style-name="P16"/>
      <text:p text:style-name="P16">Como:</text:p>
      <text:list xml:id="list220008141065985" text:continue-list="list9205908379165062291" text:style-name="L5">
        <text:list-item>
          <text:p text:style-name="P33"><text:span text:style-name="T20">La estructura de trial e inter-trial debe estar presente siempre. L</text:span><text:span text:style-name="T7">a contingencia se da unicamente cuando la luz está encendida. </text:span><text:span text:style-name="T15">Si presiona la palanca con la luz apagado no debe pasar nada.</text:span></text:p>
        </text:list-item>
        <text:list-item>
          <text:p text:style-name="P36"><text:span text:style-name="T8">ShapingI</text:span><text:span text:style-name="T7">: </text:span><text:span text:style-name="T10">solo</text:span><text:span text:style-name="T17"> debe existir </text:span><text:span text:style-name="T10">una</text:span><text:span text:style-name="T17"> sola </text:span><text:span text:style-name="T10">palanca, </text:span><text:span text:style-name="T12">la luz de la palanca se enciende cuando comienza el trial</text:span><text:span text:style-name="T17"> y</text:span><text:span text:style-name="T7"> los pellets son dispensados a distancias cada ves mas cortas respecto de la palanca. </text:span><text:span text:style-name="T22">Cuando se dispensan pellets previamente se debe encender la luz del comedero.</text:span><text:span text:style-name="T7"> </text:span><text:span text:style-name="T17">S</text:span><text:span text:style-name="T7">e dispensan pellet cuando la rata huele la palanca, luego cuando la toca y finalmente </text:span><text:soft-page-break/><text:span text:style-name="T7">cuando la presiona. </text:span><text:span text:style-name="T21">Durante el ITI no se entrega comida al presionar la palanca. </text:span><text:span text:style-name="T24">El criterio de condicionamiento será que la rata presione la palanca cuando se enciende la luz de la palanca con una tasa de éxito de 90% o mas. <text:s/></text:span></text:p>
        </text:list-item>
        <text:list-item>
          <text:p text:style-name="P42"><text:span text:style-name="T7">Se incorpora la </text:span><text:span text:style-name="T8">tasa fija</text:span><text:span text:style-name="T7"> progr</text:span><text:span text:style-name="T22">e</text:span><text:span text:style-name="T7">sivamente hasta llegar a </text:span><text:span text:style-name="T8">4 palanqueos</text:span><text:span text:style-name="T7">. </text:span><text:span text:style-name="T24">El criterio de condicionamiento será que la rata presione x veces la palanca cuando se enciende la luz de la palanca con una tasa de éxito de 90% o mas.</text:span><text:span text:style-name="T7"> </text:span></text:p>
        </text:list-item>
        <text:list-item>
          <text:p text:style-name="P37"><text:span text:style-name="T8">ShapingII</text:span><text:span text:style-name="T7">: </text:span><text:span text:style-name="T17">se </text:span><text:span text:style-name="T10">agrega</text:span><text:span text:style-name="T17"> la </text:span><text:span text:style-name="T10">segunda palanca, </text:span><text:span text:style-name="T13">se enciende su luz</text:span><text:span text:style-name="T17"> y se deja de </text:span><text:span text:style-name="T18">recompensa la primera </text:span><text:span text:style-name="T24">palanca</text:span><text:span text:style-name="T22">(luz apagada)</text:span><text:span text:style-name="T18">. </text:span><text:span text:style-name="T20">Finalmente, </text:span><text:span text:style-name="T23">se </text:span><text:span text:style-name="T13">alternan las luces</text:span><text:span text:style-name="T20"> </text:span><text:span text:style-name="T22">buscando que la rata siga la luz con una tasa de </text:span><text:span text:style-name="T24">éxito de </text:span><text:span text:style-name="T22">90% </text:span><text:span text:style-name="T24">o mayor</text:span><text:span text:style-name="T22">.</text:span></text:p>
        </text:list-item>
        <text:list-item>
          <text:p text:style-name="P82"><text:span text:style-name="T7">Hay que condicionar a R</text:span><text:span text:style-name="T22">opo</text:span><text:span text:style-name="T7"> para que </text:span><text:span text:style-name="T23">cuando presione la </text:span><text:span text:style-name="T7">palan</text:span><text:span text:style-name="T23">c</text:span><text:span text:style-name="T7">a o recibe comida con la luz de palancas encendida o </text:span><text:span text:style-name="T20">no recibe comida, la </text:span><text:span text:style-name="T7">luz </text:span><text:span text:style-name="T23">de palanca </text:span><text:span text:style-name="T7">apaga</text:span><text:span text:style-name="T23">da</text:span><text:span text:style-name="T7"> (todas las luces se apagan) y debe esperar hasta que se prenda </text:span><text:span text:style-name="T20">l</text:span><text:span text:style-name="T7">a luz </text:span><text:span text:style-name="T20">de </text:span><text:span text:style-name="T23">la </text:span><text:span text:style-name="T20">palanca</text:span><text:span text:style-name="T7"> </text:span><text:span text:style-name="T23">a seguir</text:span><text:span text:style-name="T7">.</text:span></text:p>
        </text:list-item>
      </text:list>
      <text:p text:style-name="P90">Evaluar que sucede si se le prenden las dos luces al mismo tiempo. </text:p>
      <text:p text:style-name="P9"/>
      <text:p text:style-name="P17">Tiempos:</text:p>
      <text:list xml:id="list529631749405488501" text:style-name="L8">
        <text:list-item>
          <text:p text:style-name="P48">Los tiempo de contingencia serán los establecidos por el protocolo. Luz de palanca por 10 segundos, <text:span text:style-name="T50">si palanqueó</text:span> <text:span text:style-name="T54">5 veces</text:span> <text:span text:style-name="T50">5</text:span>seg para comer, luego se apaga la luz <text:span text:style-name="T50">del comedero</text:span>. ITI por 5 segundos durante el cual la luz de palancas estará <text:s/>apagada.</text:p>
        </text:list-item>
        <text:list-item>
          <text:p text:style-name="P52"><text:span text:style-name="T57">Diariamente, c</text:span>ada ratas e<text:span text:style-name="T54">x</text:span>peri<text:span text:style-name="T54">m</text:span>e<text:span text:style-name="T54">n</text:span>tará 2 o 3 sesiones de <text:span text:style-name="T55">3</text:span>0 trials y un descanso entre sesiones igual al tiempo que dura testear el resto de las ratas. <text:span text:style-name="T51">3</text:span> ratas por <text:span text:style-name="T51">3</text:span>0trials por 10s+5s+5s igual a <text:span text:style-name="T51">1800</text:span>eg eq a <text:span text:style-name="T51">30</text:span>min.</text:p>
        </text:list-item>
        <text:list-item>
          <text:p text:style-name="P87"><text:span text:style-name="T14">Tiempo de entrenamiento: </text:span><text:span text:style-name="T29">aprox 5días, criterio, el </text:span><text:span text:style-name="T30">90</text:span><text:span text:style-name="T29">% de las veces que se enciende la luz la rata se comporta correctamente</text:span></text:p>
        </text:list-item>
        <text:list-item>
          <text:p text:style-name="P87"><text:span text:style-name="T38">Los </text:span><text:span text:style-name="T39">tiempo</text:span><text:span text:style-name="T38"> de ITI deben ser </text:span><text:span text:style-name="T39">variable</text:span><text:span text:style-name="T38"> para que R esté pendiente de la luz y no de presionar la palanca.</text:span></text:p>
        </text:list-item>
      </text:list>
      <text:p text:style-name="P18"/>
      <text:p text:style-name="P18"/>
      <text:p text:style-name="P20"><text:tab/><text:span text:style-name="T61">FaseI</text:span><text:span text:style-name="T62">I</text:span><text:span text:style-name="T63">I</text:span><text:span text:style-name="T64">: </text:span><text:span text:style-name="T65">Discrimina</text:span><text:span text:style-name="T66">ción</text:span></text:p>
      <text:p text:style-name="P21"/>
      <text:p text:style-name="P14">Discriminar <text:span text:style-name="T56">Cantidades</text:span></text:p>
      <text:p text:style-name="P22"/>
      <text:p text:style-name="P23">Se busca la cantidad de pellet que la rata experimental, Rexp, es capaz de discriminar cuando se ofrecen dos opciones, palanca 1 entrega 'a' pellet y la segunda 'b' pellet. Se toma como criterio de discriminación llegar a una tasa de éxito de <text:span text:style-name="T57">90</text:span>%.</text:p>
      <text:p text:style-name="P22"/>
      <text:p text:style-name="P22">Como:</text:p>
      <text:list xml:id="list6708331175324204551" text:style-name="L9">
        <text:list-item>
          <text:p text:style-name="P56">Se comienza con las cantidades a discriminar entre 1 y 2, luego se probará con 1 y 3.</text:p>
        </text:list-item>
        <text:list-item>
          <text:p text:style-name="P57">Se prende la luz central de palancas y la rata puede presi<text:span text:style-name="T57">onar</text:span> <text:span text:style-name="T57">cualquiera de las dos palanca. Dependiendo de la elección recibirá una cantidad 'a' o 'b'</text:span>. <text:span text:style-name="T56">Se busca llegar al criterio con la posición de palancas fija.</text:span></text:p>
        </text:list-item>
        <text:list-item>
          <text:p text:style-name="P59">Se intercambian los <text:span text:style-name="T60">valores de las recompensas.</text:span> Se busca el criterio <text:span text:style-name="T60">de 90% de éxito, elegir la palanca con mayor recompensa</text:span>.</text:p>
        </text:list-item>
      </text:list>
      <text:p text:style-name="P24"/>
      <text:p text:style-name="P24">Tiempos:</text:p>
      <text:list xml:id="list9179469914402170872" text:style-name="L10">
        <text:list-item>
          <text:p text:style-name="P43">Idem anterior.</text:p>
        </text:list-item>
        <text:list-item>
          <text:p text:style-name="P39">Tiempo de entrenamiento: <text:span text:style-name="T28">aprox 5días, criterio, el 85% de las veces que se enciende la luz la rata se comporta correctamente</text:span></text:p>
        </text:list-item>
        <text:list-item>
          <text:p text:style-name="P84">Los <text:span text:style-name="T42">tiempo</text:span> de ITI deben ser <text:span text:style-name="T42">variable</text:span> para que R esté pendiente de la luz y no de presionar la palanca.</text:p>
        </text:list-item>
      </text:list>
      <text:p text:style-name="P21"/>
      <text:p text:style-name="P21"/>
      <text:p text:style-name="P78">Discriminar <text:span text:style-name="T69">Tiempos</text:span></text:p>
      <text:p text:style-name="P78"/>
      <text:p text:style-name="P64">Se busca el tiempo mínimo que las ratas pueden discriminar.</text:p>
      <text:p text:style-name="P64"/>
      <text:p text:style-name="P64">Como:</text:p>
      <text:list xml:id="list1956533776554263360" text:style-name="L12">
        <text:list-item>
          <text:p text:style-name="P65"><text:soft-page-break/>Se ofrecen dos palancas con las misma recompensa y tiempos de delays diferentes. La rata debe elegír la palanca de menor delay. Criterio de éxito 90%.</text:p>
        </text:list-item>
      </text:list>
      <text:p text:style-name="P24"/>
      <text:p text:style-name="P24">Tiempos:</text:p>
      <text:list xml:id="list3568767498101003849" text:style-name="L13">
        <text:list-item>
          <text:p text:style-name="P45">Idem anterior</text:p>
        </text:list-item>
        <text:list-item>
          <text:p text:style-name="P41">Tiempo de entrenamiento: <text:span text:style-name="T28">aprox </text:span><text:span text:style-name="T33">1</text:span><text:span text:style-name="T28">días, criterio, el 85% de las veces que se enciende la luz la rata se comporta correctamente</text:span></text:p>
        </text:list-item>
        <text:list-item>
          <text:p text:style-name="P86">Los <text:span text:style-name="T42">tiempo</text:span> de ITI deben ser <text:span text:style-name="T42">variable</text:span> para que R esté pendiente de la luz y no de presionar la palanca.</text:p>
        </text:list-item>
      </text:list>
      <text:p text:style-name="P64"/>
      <text:p text:style-name="P78"/>
      <text:p text:style-name="P14">Discriminar <text:span text:style-name="T69">Delay Discounting</text:span></text:p>
      <text:p text:style-name="P22"/>
      <text:p text:style-name="P23">Se busca <text:span text:style-name="T67">el máximo tiempo de retardo (delay), para recibir la recompensa, que las ratas pueden esperar antes de caer en la elección de la recompensa pequeña e inmediata. L</text:span>a<text:span text:style-name="T67">s</text:span> cantidad<text:span text:style-name="T67">es</text:span> de pellet<text:span text:style-name="T67">s</text:span> <text:span text:style-name="T67">entre palancas mantiene las relaciones relaciones de 1:2 o de 1:3. </text:span>Se toma como criterio de discriminación llegar a una tasa de éxito de <text:span text:style-name="T57">90</text:span>%.</text:p>
      <text:p text:style-name="P22"/>
      <text:p text:style-name="P22">Como:</text:p>
      <text:list xml:id="list220008798775075" text:continue-list="list6708331175324204551" text:style-name="L9">
        <text:list-item>
          <text:p text:style-name="P61">Se presentan las dos palancas con diferentes recompensas e igual delay. Al llegar al 70% se comienza a incrementar el delay de la palanca de mayor recompensa. Por cada <text:span text:style-name="T68">dos </text:span>elecci<text:span text:style-name="T68">ones</text:span> correcta<text:span text:style-name="T68">s</text:span> se incrementa el delay en <text:span text:style-name="T68">0,5</text:span> segundo <text:span text:style-name="T68">y en canso contrario se reduce en 0,5s</text:span>. </text:p>
        </text:list-item>
        <text:list-item>
          <text:p text:style-name="P62">El </text:p>
        </text:list-item>
      </text:list>
      <text:p text:style-name="P24"/>
      <text:p text:style-name="P24">Tiempos:</text:p>
      <text:list xml:id="list8000513070780675599" text:style-name="L11">
        <text:list-item>
          <text:p text:style-name="P44">Idem anterior</text:p>
        </text:list-item>
        <text:list-item>
          <text:p text:style-name="P40">Tiempo de entrenamiento: <text:span text:style-name="T28">aprox 5días, criterio, el 85% de las veces que se enciende la luz la rata se comporta correctamente</text:span></text:p>
        </text:list-item>
        <text:list-item>
          <text:p text:style-name="P85">Los <text:span text:style-name="T42">tiempo</text:span> de ITI deben ser <text:span text:style-name="T42">variable</text:span> para que R esté pendiente de la luz y no de presionar la palanca.</text:p>
        </text:list-item>
      </text:list>
      <text:p text:style-name="P19"/>
      <text:p text:style-name="P19"/>
      <text:p text:style-name="P19"><text:span text:style-name="T5">FaseI</text:span><text:span text:style-name="T6">V</text:span><text:span text:style-name="T45">: </text:span><text:span text:style-name="T46">Dilema del prisionero iterado</text:span></text:p>
      <text:p text:style-name="P19"/>
      <text:p text:style-name="P64">Se evaluará el dilema del prisionero con la matriz ajustada luego de las fases de discriminación. En principio será R=1, T=2, S=6s y P=3s. </text:p>
      <text:p text:style-name="P64"/>
      <text:p text:style-name="P64">Como:</text:p>
      <text:list xml:id="list7799219935742804790" text:style-name="L14">
        <text:list-item>
          <text:p text:style-name="P75">Entrenamiento previo <text:span text:style-name="T71">Rexp</text:span>: presionar la palanca para comer <text:span text:style-name="T34">y delay discounting. </text:span></text:p>
        </text:list-item>
        <text:list-item>
          <text:p text:style-name="P81"><text:span text:style-name="T71">Entrenamiento previo Ropo: seguir la luz para comer.</text:span></text:p>
        </text:list-item>
        <text:list-item>
          <text:p text:style-name="P66">La <text:span text:style-name="T70">rata </text:span>experimental <text:span text:style-name="T70">tendrá la posibilidad de elegir entre las dos palancas y la recompensa será acorde a la matriz.</text:span></text:p>
        </text:list-item>
        <text:list-item>
          <text:p text:style-name="P76">El oponente seguirá una estrategia fija al seguir la luz. La primera será TFT y la segunda All-D <text:span text:style-name="T36">o PseudoRandom</text:span>.</text:p>
        </text:list-item>
      </text:list>
      <text:p text:style-name="P19"/>
      <text:p text:style-name="P73">Tiempos:</text:p>
      <text:list xml:id="list220007588926134" text:continue-list="list529631749405488501" text:style-name="L8">
        <text:list-item>
          <text:p text:style-name="P49">Los tiempo de contingencia serán los establecidos por el protocolo. Luz de palanca por 10 segundos, <text:span text:style-name="T50">si p</text:span>alanque<text:span text:style-name="T71">ó</text:span> <text:span text:style-name="T54">5 veces</text:span> <text:span text:style-name="T50">5</text:span>seg para comer, luego se apaga la luz <text:span text:style-name="T50">del comedero</text:span>. ITI por 5 segundos durante el cual la luz de palancas estará <text:s/>apagada.</text:p>
        </text:list-item>
        <text:list-item>
          <text:p text:style-name="P53"><text:span text:style-name="T57">Diariamente, c</text:span>ada ratas e<text:span text:style-name="T54">x</text:span>peri<text:span text:style-name="T54">m</text:span>e<text:span text:style-name="T54">n</text:span>tará 2 o 3 sesiones de <text:span text:style-name="T35">3</text:span><text:span text:style-name="T27">0</text:span> trials y un descanso entre sesiones igual al tiempo que dura testear el resto de las ratas. <text:span text:style-name="T51">3</text:span> ratas por <text:span text:style-name="T51">3</text:span>0trials por 10s+5s+5s igual a <text:span text:style-name="T51">1800</text:span>eg eq a <text:span text:style-name="T51">30</text:span>min.</text:p>
        </text:list-item>
        <text:list-item>
          <text:p text:style-name="P88"><text:span text:style-name="T14">Tiempo de entrenamiento: </text:span><text:span text:style-name="T29">aprox 5días, criterio, el </text:span><text:span text:style-name="T30">90</text:span><text:span text:style-name="T29">% de las veces que se enciende la luz la rata se comporta correctamente</text:span></text:p>
        </text:list-item>
        <text:list-item>
          <text:p text:style-name="P70"><text:span text:style-name="T40">Los </text:span><text:span text:style-name="T41">tiempo</text:span><text:span text:style-name="T40"> de ITI deben ser </text:span><text:span text:style-name="T41">variable</text:span><text:span text:style-name="T40"> para que R esté pendiente de la luz y no de presionar la palanca.</text:span></text:p>
        </text:list-item>
      </text:list>
      <text:p text:style-name="P19"/>
      <text:p text:style-name="P72"><text:soft-page-break/><text:span text:style-name="T6">FaseV</text:span><text:span text:style-name="T46">: Dilema con 2 experimentales</text:span></text:p>
      <text:p text:style-name="P72"/>
      <text:p text:style-name="P72"><text:span text:style-name="T69">Se evaluará el dilema del prisionero con la matriz ajustada luego de las fases de discriminación. En principio será R=1, T=2, S=6s y P=3s. </text:span><text:span text:style-name="T33">Se utilizarán dos ratas experimentales</text:span><text:span text:style-name="T69">.</text:span></text:p>
      <text:p text:style-name="P68"/>
      <text:p text:style-name="P68">Como:</text:p>
      <text:list xml:id="list220007397923912" text:continue-list="list7799219935742804790" text:style-name="L14">
        <text:list-item>
          <text:p text:style-name="P75">Entrenamiento previo: presionar la palanca para comer <text:span text:style-name="T34">y delay discounting.</text:span></text:p>
        </text:list-item>
        <text:list-item>
          <text:p text:style-name="P67"><text:span text:style-name="T77">Las dos ratas e</text:span>xperimental <text:span text:style-name="T70">tendrá la posibilidad de elegir entre las dos palancas y la recompensa será acorde a la matriz.</text:span></text:p>
        </text:list-item>
        <text:list-item>
          <text:p text:style-name="P67"/>
        </text:list-item>
      </text:list>
      <text:p text:style-name="P72"/>
      <text:p text:style-name="P74">Tiempos:</text:p>
      <text:list xml:id="list5814284115479363338" text:style-name="L15">
        <text:list-item>
          <text:p text:style-name="P50">Los tiempo de contingencia serán los establecidos por el protocolo. Luz de palanca por 10 segundos, <text:span text:style-name="T50">si palanqueó</text:span> <text:span text:style-name="T54">5 veces</text:span> <text:span text:style-name="T50">5</text:span>seg para comer, luego se apaga la luz <text:span text:style-name="T50">del comedero</text:span>. ITI por 5 segundos durante el cual la luz de palancas estará <text:s/>apagada.</text:p>
        </text:list-item>
        <text:list-item>
          <text:p text:style-name="P55"><text:span text:style-name="T57">Diariamente, c</text:span>ada ratas e<text:span text:style-name="T54">x</text:span>peri<text:span text:style-name="T54">m</text:span>e<text:span text:style-name="T54">n</text:span>tará 2 o 3 sesiones de <text:span text:style-name="T55">3</text:span>0 trials y un descanso entre sesiones igual al tiempo que dura testear el resto de las ratas. <text:span text:style-name="T51">3</text:span> ratas por <text:span text:style-name="T51">3</text:span>0trials por 10s+5s+5s igual a <text:span text:style-name="T51">1800</text:span>eg eq a <text:span text:style-name="T51">30</text:span>min.</text:p>
        </text:list-item>
        <text:list-item>
          <text:p text:style-name="P93"><text:span text:style-name="T14">Tiempo de entrenamiento: </text:span><text:span text:style-name="T29">aprox 5días, criterio, el </text:span><text:span text:style-name="T30">90</text:span><text:span text:style-name="T29">% de las veces que se enciende la luz la rata se comporta correctamente</text:span></text:p>
        </text:list-item>
        <text:list-item>
          <text:p text:style-name="P71"><text:span text:style-name="T40">Los </text:span><text:span text:style-name="T41">tiempo</text:span><text:span text:style-name="T40"> de ITI deben ser </text:span><text:span text:style-name="T41">variable</text:span><text:span text:style-name="T40"> para que R esté pendiente de la luz y no de presionar la palanca.</text:span></text:p>
        </text:list-item>
      </text:list>
      <text:p text:style-name="P1"/>
      <text:p text:style-name="P1"/>
      <text:p text:style-name="P1"/>
      <text:p text:style-name="P1"><text:tab/><text:tab/><text:span text:style-name="T44">Caja</text:span></text:p>
      <text:p text:style-name="P1"/>
      <text:p text:style-name="P1">Caja Experimental: tendrá el comedero, las palancas y las luces en el frente y atrás un palanca que dispara el trial, ver figura.</text:p>
      <text:p text:style-name="P1"/>
      <text:p text:style-name="P1"/>
      <text:p text:style-name="P1">Caja Oponente: tendrá las palancas y las luces <text:span text:style-name="T1">de palancas en el frente a los lados y atrás el comedero con una luz.</text:span></text:p>
      <text:p text:style-name="P1"/>
      <text:p text:style-name="P1"/>
      <text:p text:style-name="P94">LA altura de las palancas deben mantener la relacion de la medida <text:span text:style-name="T72">intrínseca</text:span> al 80%. Esta proporción garantiza la máxima frecuencia de respuesta en ratas (Covarrubias, 2012) <text:span text:style-name="T49">VER también </text:span><text:span text:style-name="T73">Skinner, 1938, p50</text:span><text:span text:style-name="T49">.</text:span></text:p>
      <text:p text:style-name="P94"/>
      <text:p text:style-name="P95">Las cajas estarán enfrentadas y debajo de las palancas tendrá una maya de alambre que permite la visibilidad y la propagación de olores.</text:p>
      <text:p text:style-name="P95"/>
      <text:p text:style-name="P95"/>
      <text:p text:style-name="P95"/>
      <text:p text:style-name="P97"><text:tab/><text:tab/><text:span text:style-name="T74">Datos Generales</text:span></text:p>
      <text:p text:style-name="P95"/>
      <text:p text:style-name="P98">¿Cuánto dura un trial? 10s+5s+5s+[0,5-rnd()]= 20s (aprox.)</text:p>
      <text:p text:style-name="P98">Puede variar dependiendo de los tiempos de delays</text:p>
      <text:p text:style-name="P98"/>
      <text:p text:style-name="P98">¿Cuánto dura una sesión? 30trials*20s = 600seg (aprox.)</text:p>
      <text:p text:style-name="P98"/>
      <text:p text:style-name="P98">¿Cuánto dura un día de entrenamiento? </text:p>
      <text:p text:style-name="P98">1sesiónRexp1 = 30trials*20s = 600seg (aprox.) </text:p>
      <text:p text:style-name="P98">sesionesRexp2,3,4 = 600s*3 = 1800seg</text:p>
      <text:p text:style-name="P98">Una sesion completa = 2400seg</text:p>
      <text:p text:style-name="P98">si son 3 sesiones cada uno Todo por 3</text:p>
      <text:p text:style-name="P98">Total = 2400seg * 3 = 7200seg == 120min = 2Hs (aprox.)</text:p>
      <text:p text:style-name="P98"/>
      <text:p text:style-name="P99">¿Cuánto duran los entrenamientos?</text:p>
      <text:p text:style-name="P96">Pre-traning</text:p>
      <text:p text:style-name="P98"><text:span text:style-name="T2">Acostumbramiento a la jaula: 3 días sola y 3 días con oponente.</text:span></text:p>
      <text:p text:style-name="P99"><text:soft-page-break/>Contingencia con el dispenser: 1día</text:p>
      <text:p text:style-name="P99">contingencia con la palanca: 5 días</text:p>
      <text:p text:style-name="P99">Discriminar cantidades: 5días</text:p>
      <text:p text:style-name="P99">Discriminar tiempos:5días</text:p>
      <text:p text:style-name="P99">Delay discounting:</text:p>
      <text:p text:style-name="P99">TOTAL: 21días (sin delay discounting)</text:p>
      <text:p text:style-name="P96">Entrenamientos principal</text:p>
      <text:p text:style-name="P99">Dilema del prisionero + TFT = 10días</text:p>
      <text:p text:style-name="P99">Dilema del prisionero + all-D <text:span text:style-name="T36">o PseudoRandom</text:span> = 10días</text:p>
      <text:p text:style-name="P100">TOTAL : 20días</text:p>
      <text:p text:style-name="P96">Entrenamientos <text:span text:style-name="T77">secundario</text:span></text:p>
      <text:p text:style-name="P99">Dilema del prisionero <text:span text:style-name="T36">con 2 experimentales</text:span>= 10días</text:p>
      <text:p text:style-name="P99"/>
      <text:p text:style-name="P99"/>
      <text:p text:style-name="P99"/>
      <text:p text:style-name="P99"/>
      <text:p text:style-name="P99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2T22:00:07.000517115</dc:date>
    <dc:creator>iibm </dc:creator>
    <meta:generator>LibreOffice/4.2.8.2$Linux_X86_64 LibreOffice_project/420m0$Build-2</meta:generator>
    <meta:editing-duration>PT15H10M27S</meta:editing-duration>
    <meta:editing-cycles>11</meta:editing-cycles>
    <meta:document-statistic meta:table-count="0" meta:image-count="0" meta:object-count="0" meta:page-count="6" meta:paragraph-count="141" meta:word-count="2400" meta:character-count="13530" meta:non-whitespace-character-count="11303"/>
  </office:meta>
</office:document-meta>
</file>